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cc00"/>
      <style:paragraph-properties fo:background-color="#00cc00">
        <style:background-image/>
      </style:paragraph-properties>
      <style:text-properties officeooo:rsid="0000a67b" officeooo:paragraph-rsid="0000a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en para backg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8:45:34.093035340</meta:creation-date>
    <dc:date>2015-01-31T00:00:07.148324923</dc:date>
    <meta:editing-duration>PT59S</meta:editing-duration>
    <meta:editing-cycles>3</meta:editing-cycles>
    <meta:generator>LibreOfficeDev/4.5.0.0.alpha0$Linux_X86_64 LibreOffice_project/a0107abd7e379a94edc75957ff173a64e843574d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